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officeooo:paragraph-rsid="0017fdd3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font-weight="bold" officeooo:rsid="0017fdd3" officeooo:paragraph-rsid="0017fdd3" style:font-weight-asian="bold" style:font-weight-complex="bold"/>
    </style:style>
    <style:style style:name="P5" style:family="paragraph" style:parent-style-name="Preformatted_20_Text">
      <style:paragraph-properties fo:margin-top="0in" fo:margin-bottom="0in" style:contextual-spacing="false" fo:line-height="100%"/>
      <style:text-properties fo:font-weight="bold" officeooo:rsid="0017fdd3" officeooo:paragraph-rsid="0017fdd3" style:font-weight-asian="bold" style:font-weight-complex="bold"/>
    </style:style>
    <style:style style:name="P6" style:family="paragraph" style:parent-style-name="Preformatted_20_Text">
      <style:paragraph-properties fo:margin-top="0in" fo:margin-bottom="0in" style:contextual-spacing="false" fo:line-height="100%"/>
      <style:text-properties officeooo:paragraph-rsid="0015a24f"/>
    </style:style>
    <style:style style:name="P7" style:family="paragraph" style:parent-style-name="Preformatted_20_Text">
      <style:paragraph-properties fo:margin-top="0in" fo:margin-bottom="0in" style:contextual-spacing="false" fo:line-height="100%"/>
      <style:text-properties officeooo:rsid="0017fdd3" officeooo:paragraph-rsid="0017fdd3"/>
    </style:style>
    <style:style style:name="P8" style:family="paragraph" style:parent-style-name="Preformatted_20_Text">
      <style:paragraph-properties fo:margin-top="0in" fo:margin-bottom="0in" style:contextual-spacing="false" fo:line-height="100%"/>
      <style:text-properties officeooo:rsid="0017fdd3" officeooo:paragraph-rsid="001a6eaf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font-weight="normal" officeooo:rsid="001ad46a" officeooo:paragraph-rsid="001ad46a" style:font-weight-asian="normal" style:font-weight-complex="normal"/>
    </style:style>
    <style:style style:name="T1" style:family="text">
      <style:text-properties officeooo:rsid="0017914a"/>
    </style:style>
    <style:style style:name="T2" style:family="text">
      <style:text-properties officeooo:rsid="00186f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NAS</text:p>
      <text:p text:style-name="P1">Homo sapiens GNAS complex locus (GNAS), transcript variant 1, mRNA</text:p>
      <text:p text:style-name="P1">Mus musculus GNAS (guanine nucleotide binding protein, alpha stimulating) complex locus (Gnas), transcript variant 1, 3775 bp</text:p>
      <text:p text:style-name="P1">Rattus norvegicus GNAS complex locus (Gnas), transcript variant 1, mRNA, 3826 bp</text:p>
      <text:p text:style-name="P1"/>
      <text:p text:style-name="P9">(204)</text:p>
      <text:p text:style-name="P4"/>
      <text:p text:style-name="P4">fwd</text:p>
      <text:p text:style-name="P7"><text:bookmark text:name="alignmentContent10"/>GGAATCTTTGAGACCAAGTTC <text:span text:style-name="T2">(21, </text:span>60.8<text:span text:style-name="T2">)</text:span></text:p>
      <text:p text:style-name="P2"/>
      <text:p text:style-name="P5">reverse complement</text:p>
      <text:p text:style-name="P8">GAAGAGGTTCAGAGCCTC <text:span text:style-name="T1">(18, 59.9)</text:span></text:p>
      <text:p text:style-name="P6"/>
      <text:p text:style-name="P1">&gt;human</text:p>
      <text:p text:style-name="P1"/>
      <text:p text:style-name="P1"><text:s/>1 <text:bookmark text:name="gi_117938757_1"/>ggcgggggcc cggccgaggc aataagagcg gcggcggcgg cagcggcggc agcagctccc</text:p>
      <text:p text:style-name="P1"><text:s text:c="7"/>61 <text:bookmark text:name="gi_117938757_61"/>gcagctcctg ctctggtccg cctcggcccg gcggcggcca tcagccccct cggcctcggc</text:p>
      <text:p text:style-name="P1"><text:s text:c="6"/>121 <text:bookmark text:name="gi_117938757_121"/>tcgaggggcg gggagctgcg cgcgcccctc ggtccgaccg acaccctccc cttcccgccc</text:p>
      <text:p text:style-name="P1"><text:s text:c="6"/>181 <text:bookmark text:name="gi_117938757_181"/>gtccgcgcgc cccgcggccc gcggcccgca gtccgccccg cgcgctcctt gccgaggagc</text:p>
      <text:p text:style-name="P1"><text:s text:c="6"/>241 <text:bookmark text:name="gi_117938757_241"/>cgagcccgcg cccggcccgc ccgcccggcg ctgccccggc cctcccggcc cgcgtgaggc</text:p>
      <text:p text:style-name="P1"><text:s text:c="6"/>301 <text:bookmark text:name="gi_117938757_301"/>cgcccgcgcc cgccgccgcc gcagcccggc cgcgccccgc cgccgccgcc gccgccatgg</text:p>
      <text:p text:style-name="P1"><text:s text:c="6"/>361 <text:bookmark text:name="gi_117938757_361"/>gctgcctcgg gaacagtaag accgaggacc agcgcaacga ggagaaggcg cagcgtgagg</text:p>
      <text:p text:style-name="P1"><text:s text:c="6"/>421 <text:bookmark text:name="gi_117938757_421"/>ccaacaaaaa gatcgagaag cagctgcaga aggacaagca ggtctaccgg gccacgcacc</text:p>
      <text:p text:style-name="P1"><text:s text:c="6"/>481 <text:bookmark text:name="gi_117938757_481"/>gcctgctgct gctgggtgct ggagaatctg gtaaaagcac cattgtgaag cagatgagga</text:p>
      <text:p text:style-name="P1"><text:s text:c="6"/>541 <text:bookmark text:name="gi_117938757_541"/>tcctgcatgt taatgggttt aatggagagg gcggcgaaga ggacccgcag gctgcaagga</text:p>
      <text:p text:style-name="P1"><text:s text:c="6"/>601 <text:bookmark text:name="gi_117938757_601"/>gcaacagcga tggtgagaag gcaaccaaag tgcaggacat caaaaacaac ctgaaagagg</text:p>
      <text:p text:style-name="P1"><text:s text:c="6"/>661 <text:bookmark text:name="gi_117938757_661"/>cgattgaaac cattgtggcc gccatgagca acctggtgcc ccccgtggag ctggccaacc</text:p>
      <text:p text:style-name="P1"><text:s text:c="6"/>721 <text:bookmark text:name="gi_117938757_721"/>ccgagaacca gttcagagtg gactacatcc tgagtgtgat gaacgtgcct gactttgact</text:p>
      <text:p text:style-name="P1"><text:s text:c="6"/>781 <text:bookmark text:name="gi_117938757_781"/>tccctcccga attctatgag catgccaagg ctctgtggga ggatgaagga gtgcgtgcct</text:p>
      <text:p text:style-name="P1"><text:s text:c="6"/>841 <text:bookmark text:name="gi_117938757_841"/>gctacgaacg ctccaacgag taccagctga ttgactgtgc ccagtacttc ctggacaaga</text:p>
      <text:p text:style-name="P1"><text:s text:c="6"/>901 <text:bookmark text:name="gi_117938757_901"/>tcgacgtgat caagcaggct gactatgtgc cgagcgatca ggacctgctt cgctgccgtg</text:p>
      <text:p text:style-name="P1"><text:s text:c="6"/>961 <text:bookmark text:name="gi_117938757_961"/>tcctgacttc tggaatcttt gagaccaagt tccaggtgga caaagtcaac ttccacatgt</text:p>
      <text:p text:style-name="P1"><text:s text:c="5"/>1021 <text:bookmark text:name="gi_117938757_1021"/>ttgacgtggg tggccagcgc gatgaacgcc gcaagtggat ccagtgcttc aacgatgtga</text:p>
      <text:p text:style-name="P1"><text:s text:c="5"/>1081 <text:bookmark text:name="gi_117938757_1081"/>ctgccatcat cttcgtggtg gccagcagca gctacaacat ggtcatccgg gaggacaacc</text:p>
      <text:p text:style-name="P1"><text:s text:c="5"/>1141 <text:bookmark text:name="gi_117938757_1141"/>agaccaaccg cctgcaggag gctctgaacc tcttcaagag catctggaac aacagatggc</text:p>
      <text:p text:style-name="P1"><text:s text:c="5"/>1201 <text:bookmark text:name="gi_117938757_1201"/>tgcgcaccat ctctgtgatc ctgttcctca acaagcaaga tctgctcgct gagaaagtcc</text:p>
      <text:p text:style-name="P1"><text:s text:c="5"/>1261 <text:bookmark text:name="gi_117938757_1261"/>ttgctgggaa atcgaagatt gaggactact ttccagaatt tgctcgctac actactcctg</text:p>
      <text:p text:style-name="P1"><text:s text:c="5"/>1321 <text:bookmark text:name="gi_117938757_1321"/>aggatgctac tcccgagccc ggagaggacc cacgcgtgac ccgggccaag tacttcattc</text:p>
      <text:p text:style-name="P1"><text:s text:c="5"/>1381 <text:bookmark text:name="gi_117938757_1381"/>gagatgagtt tctgaggatc agcactgcca gtggagatgg gcgtcactac tgctaccctc</text:p>
      <text:p text:style-name="P1"><text:s text:c="5"/>1441 <text:bookmark text:name="gi_117938757_1441"/>atttcacctg cgctgtggac actgagaaca tccgccgtgt gttcaacgac tgccgtgaca</text:p>
      <text:p text:style-name="P1"><text:s text:c="5"/>1501 <text:bookmark text:name="gi_117938757_1501"/>tcattcagcg catgcacctt cgtcagtacg agctgctcta agaagggaac ccccaaattt</text:p>
      <text:p text:style-name="P1"><text:s text:c="5"/>1561 <text:bookmark text:name="gi_117938757_1561"/>aattaaagcc ttaagcacaa ttaattaaaa gtgaaacgta attgtacaag cagttaatca</text:p>
      <text:p text:style-name="P1"><text:s text:c="5"/>1621 <text:bookmark text:name="gi_117938757_1621"/>cccaccatag ggcatgatta acaaagcaac ctttcccttc ccccgagtga ttttgcgaaa</text:p>
      <text:p text:style-name="P1"><text:s text:c="5"/>1681 <text:bookmark text:name="gi_117938757_1681"/>cccccttttc ccttcagctt gcttagatgt tccaaattta gaaagcttaa ggcggcctac</text:p>
      <text:p text:style-name="P1"><text:s text:c="5"/>1741 <text:bookmark text:name="gi_117938757_1741"/>agaaaaagga aaaaaggcca caaaagttcc ctctcacttt cagtaaaaat aaataaaaca</text:p>
      <text:p text:style-name="P1"><text:s text:c="5"/>1801 <text:bookmark text:name="gi_117938757_1801"/>gcagcagcaa acaaataaaa tgaaataaaa gaaacaaatg aaataaatat tgtgttgtgc</text:p>
      <text:p text:style-name="P1"><text:s text:c="5"/>1861 <text:bookmark text:name="gi_117938757_1861"/>agcattaaaa aaaatcaaaa taaaaattaa atgtgagcaa agaatgaaaa aaaaaaaaaa</text:p>
      <text:p text:style-name="P1"><text:s text:c="5"/>1921 <text:bookmark text:name="gi_117938757_1921"/>aaaaaa</text:p>
      <text:p text:style-name="P1"><text:soft-page-break/></text:p>
      <text:p text:style-name="P1">&gt;mouse</text:p>
      <text:p text:style-name="P1"/>
      <text:p text:style-name="P1"><text:bookmark text:name="gi_117959906_1"/>gttatgggca tgttcaactg cctccacggc aataatatgt caggacaaca cgatatcccc</text:p>
      <text:p text:style-name="P1"><text:s text:c="7"/>61 <text:bookmark text:name="gi_117959906_61"/>cctgaagtcg gggagcagcc cgagcaagaa cctttggaag ccccaggggc agctgccccc</text:p>
      <text:p text:style-name="P1"><text:s text:c="6"/>121 <text:bookmark text:name="gi_117959906_121"/>ggtgctgggg ctggcccagc cgaagaaatg gcgaccgaac cggactccga accgtctaac</text:p>
      <text:p text:style-name="P1"><text:s text:c="6"/>181 <text:bookmark text:name="gi_117959906_181"/>aatgagcccg tccccgacga gactggcagt gagatcagtg gacccccaga agactccaaa</text:p>
      <text:p text:style-name="P1"><text:s text:c="6"/>241 <text:bookmark text:name="gi_117959906_241"/>tctgacatcc aaagcccctg ccaggccttc gaggaagtcc gagtgggtgg agactacagc</text:p>
      <text:p text:style-name="P1"><text:s text:c="6"/>301 <text:bookmark text:name="gi_117959906_301"/>ccacctccgg aggaagccat gccattcgag acacaacagc ccagcctggg agatttctgg</text:p>
      <text:p text:style-name="P1"><text:s text:c="6"/>361 <text:bookmark text:name="gi_117959906_361"/>cccaccctgg agcagccagg accatctggg accccatcag gcctccaagc cttcaaccca</text:p>
      <text:p text:style-name="P1"><text:s text:c="6"/>421 <text:bookmark text:name="gi_117959906_421"/>gcgattttgg agcccgggac ccccactggc gcgagcccag gcctgggagc ctataccccc</text:p>
      <text:p text:style-name="P1"><text:s text:c="6"/>481 <text:bookmark text:name="gi_117959906_481"/>ccaccagaag aagctatgcc atttgagttc aacgagcctg cccagggaga ccatagccag</text:p>
      <text:p text:style-name="P1"><text:s text:c="6"/>541 <text:bookmark text:name="gi_117959906_541"/>cctcccttgc aagtcccaga ccttgcgcca ggaggtccgg aagcattggt ccccagagct</text:p>
      <text:p text:style-name="P1"><text:s text:c="6"/>601 <text:bookmark text:name="gi_117959906_601"/>cttcccgcgg agcccgggaa catcagattt gaaaacgctg gcttccgaga agactacagc</text:p>
      <text:p text:style-name="P1"><text:s text:c="6"/>661 <text:bookmark text:name="gi_117959906_661"/>cctccccctg aagaatctgt gccatttcag gtcggtggag aagaattcgg gggcgatagc</text:p>
      <text:p text:style-name="P1"><text:s text:c="6"/>721 <text:bookmark text:name="gi_117959906_721"/>ccacccccag gactcccgcg agtcatccca caaatcggca ttggcggcga gttcccgaca</text:p>
      <text:p text:style-name="P1"><text:s text:c="6"/>781 <text:bookmark text:name="gi_117959906_781"/>gtcgcggtcc cgagtgcgct ctgcctcgct cccgccgaga acgcgcctcc cctctgggtc</text:p>
      <text:p text:style-name="P1"><text:s text:c="6"/>841 <text:bookmark text:name="gi_117959906_841"/>cgaggcgcca ttgacagacc attccgcgag gctgtcagat ctcctcctaa cttcgcatgc</text:p>
      <text:p text:style-name="P1"><text:s text:c="6"/>901 <text:bookmark text:name="gi_117959906_901"/>gacagccccc cgatggagat caccagaccc ctgcttgaga ttggcagagc ctccattggg</text:p>
      <text:p text:style-name="P1"><text:s text:c="6"/>961 <text:bookmark text:name="gi_117959906_961"/>gtcgacgacg acaccgctgt caatatggac agccccccaa tcgcaagtga tggcccgccc</text:p>
      <text:p text:style-name="P1"><text:s text:c="5"/>1021 <text:bookmark text:name="gi_117959906_1021"/>atcgaagtct cgggagcccc agataagagc gagtgcgcag agagaccccc agttgagcga</text:p>
      <text:p text:style-name="P1"><text:s text:c="5"/>1081 <text:bookmark text:name="gi_117959906_1081"/>gaagcagccg agatggaagg aagccctacc accgccactg cggtggaagg aaaagtcccc</text:p>
      <text:p text:style-name="P1"><text:s text:c="5"/>1141 <text:bookmark text:name="gi_117959906_1141"/>tctccggaga gaggggacgg atcttccacc cagcctgaag caatggatgc caagccagcc</text:p>
      <text:p text:style-name="P1"><text:s text:c="5"/>1201 <text:bookmark text:name="gi_117959906_1201"/>cctgctgccc aagccgtctc taccggatct gatgctggag ctcctacgga ttccgcgatg</text:p>
      <text:p text:style-name="P1"><text:s text:c="5"/>1261 <text:bookmark text:name="gi_117959906_1261"/>ctcacagata gccagagcga tgccggagaa gacgggacag ccccaggaac gccttcagat</text:p>
      <text:p text:style-name="P1"><text:s text:c="5"/>1321 <text:bookmark text:name="gi_117959906_1321"/>ctccagtcgg atcctgaaga actcgaagaa gccccagctg tccgcgccga tcctgacgga</text:p>
      <text:p text:style-name="P1"><text:s text:c="5"/>1381 <text:bookmark text:name="gi_117959906_1381"/>ggggcagccc cagtcgcccc agccactcct gccgagtccg agtctgaagg cagcagagat</text:p>
      <text:p text:style-name="P1"><text:s text:c="5"/>1441 <text:bookmark text:name="gi_117959906_1441"/>ccagccgccg agccagcctc cgaggcagtc cctgccacca cggccgagtc tgcctccggg</text:p>
      <text:p text:style-name="P1"><text:s text:c="5"/>1501 <text:bookmark text:name="gi_117959906_1501"/>gcagcccctg tcacccaggt ggagcccgca gccgcggcag tctctgccac cctggcggag</text:p>
      <text:p text:style-name="P1"><text:s text:c="5"/>1561 <text:bookmark text:name="gi_117959906_1561"/>cctgccgccc gggcagcccc tatcaccccc aaggagccca ctacccgggc agtcccctct</text:p>
      <text:p text:style-name="P1"><text:s text:c="5"/>1621 <text:bookmark text:name="gi_117959906_1621"/>gctagagccc atccggccgc tggagcagtc cctggcgccc cagcaatgtc agcctctgct</text:p>
      <text:p text:style-name="P1"><text:s text:c="5"/>1681 <text:bookmark text:name="gi_117959906_1681"/>agggcagctg ccgctagggc agcctatgca ggtccactgg tctggggagc caggtcactc</text:p>
      <text:p text:style-name="P1"><text:s text:c="5"/>1741 <text:bookmark text:name="gi_117959906_1741"/>tcagctactc ccgccgctcg ggcatccctt cctgcccgcg cagcagctgc cgcccgggca</text:p>
      <text:p text:style-name="P1"><text:s text:c="5"/>1801 <text:bookmark text:name="gi_117959906_1801"/>gcctctgctg cccgcgcagt cgctgctggc cggtcagcct ctgccgcccc cagcagggcc</text:p>
      <text:p text:style-name="P1"><text:s text:c="5"/>1861 <text:bookmark text:name="gi_117959906_1861"/>catcttagac cccccagccc cgagatccag gttgctgacc cgcctactcc gcggcctcct</text:p>
      <text:p text:style-name="P1"><text:s text:c="5"/>1921 <text:bookmark text:name="gi_117959906_1921"/>ccgcggccga ctgcctggcc tgacaagtac gagcggggcc gaagctgctg caggtacgag</text:p>
      <text:p text:style-name="P1"><text:s text:c="5"/>1981 <text:bookmark text:name="gi_117959906_1981"/>gcatcgtctg gcatctgcga gatcgagtcc tccagtgatg agtcggaaga aggggccacc</text:p>
      <text:p text:style-name="P1"><text:s text:c="5"/>2041 <text:bookmark text:name="gi_117959906_2041"/>ggctgcttcc agtggcttct gcggcgaaac cgccgccctg gcctgccccg gagccacacg</text:p>
      <text:p text:style-name="P1"><text:s text:c="5"/>2101 <text:bookmark text:name="gi_117959906_2101"/>gtcgggagca acccagtccg caacttcttc acccgagcct tcggaagctg cttcggtcta</text:p>
      <text:p text:style-name="P1"><text:s text:c="5"/>2161 <text:bookmark text:name="gi_117959906_2161"/>tccgagtgta cccgatcacg atccctcagc cccgggaagg ccaaggatcc tatggaggag</text:p>
      <text:p text:style-name="P1"><text:s text:c="5"/>2221 <text:bookmark text:name="gi_117959906_2221"/>aggcgcaaac agatgcgcaa agaagccatt gagatgcgag agcagaagcg cgcagataag</text:p>
      <text:p text:style-name="P1"><text:s text:c="5"/>2281 <text:bookmark text:name="gi_117959906_2281"/>aaacgcagca agctcatcga caagcaactg gaggaggaga agatggacta catgtgtaca</text:p>
      <text:p text:style-name="P1"><text:s text:c="5"/>2341 <text:bookmark text:name="gi_117959906_2341"/>caccgcctgc tgcttctagg tgctggagag tctggcaaaa gcaccattgt gaagcagatg</text:p>
      <text:p text:style-name="P1"><text:s text:c="5"/>2401 <text:bookmark text:name="gi_117959906_2401"/>aggatcctgc atgttaatgg gtttaacgga gagggcggcg aagaggaccc gcaggctgca</text:p>
      <text:p text:style-name="P1"><text:s text:c="5"/>2461 <text:bookmark text:name="gi_117959906_2461"/>aggagcaaca gcgatggtga gaaggccact aaagtgcagg acatcaaaaa caacctgaag</text:p>
      <text:p text:style-name="P1"><text:s text:c="5"/>2521 <text:bookmark text:name="gi_117959906_2521"/>gaggccattg aaaccattgt ggccgccatg agcaacctgg tgccccctgt ggagctggcc</text:p>
      <text:p text:style-name="P1"><text:s text:c="5"/>2581 <text:bookmark text:name="gi_117959906_2581"/>aaccctgaga accagttcag agtggactac attctgagcg tgatgaacgt gccgaacttt</text:p>
      <text:p text:style-name="P1"><text:s text:c="5"/>2641 <text:bookmark text:name="gi_117959906_2641"/>gacttcccac ctgaattcta tgagcatgcc aaggctctgt gggaggatga gggagtgcgt</text:p>
      <text:p text:style-name="P1"><text:s text:c="5"/>2701 <text:bookmark text:name="gi_117959906_2701"/>gcctgctacg agcgctccaa tgagtaccag ctgattgact gtgcccagta cttcctggac</text:p>
      <text:p text:style-name="P1"><text:soft-page-break/><text:s text:c="5"/>2761 <text:bookmark text:name="gi_117959906_2761"/>aagattgatg tgatcaagca ggccgactac gtgccaagtg accaggacct gcttcgctgc</text:p>
      <text:p text:style-name="P1"><text:s text:c="5"/>2821 <text:bookmark text:name="gi_117959906_2821"/>cgtgtcctga cctctggaat ctttgagacc aagttccagg tggacaaagt caacttccac</text:p>
      <text:p text:style-name="P1"><text:s text:c="5"/>2881 <text:bookmark text:name="gi_117959906_2881"/>atgttcgatg tgggcggcca gcgcgatgag cgccgcaagt ggatccagtg cttcaatgat</text:p>
      <text:p text:style-name="P1"><text:s text:c="5"/>2941 <text:bookmark text:name="gi_117959906_2941"/>gtgactgcca tcatcttcgt ggtggccagc agcagctaca acatggtcat tcgggaggac</text:p>
      <text:p text:style-name="P1"><text:s text:c="5"/>3001 <text:bookmark text:name="gi_117959906_3001"/>aaccagacta accgcctgca ggaggctctg aacctcttca agagcatctg gaacaacaga</text:p>
      <text:p text:style-name="P1"><text:s text:c="5"/>3061 <text:bookmark text:name="gi_117959906_3061"/>tggctgcgca ccatctctgt gattctcttc ctcaacaagc aagacctgct tgctgagaaa</text:p>
      <text:p text:style-name="P1"><text:s text:c="5"/>3121 <text:bookmark text:name="gi_117959906_3121"/>gtcctcgctg gcaaatcgaa gattgaggac tactttccag agttcgctcg ctacaccact</text:p>
      <text:p text:style-name="P1"><text:s text:c="5"/>3181 <text:bookmark text:name="gi_117959906_3181"/>cctgaggatg cgactcccga gccgggagag gacccacgcg tgacccgggc caagtacttc</text:p>
      <text:p text:style-name="P1"><text:s text:c="5"/>3241 <text:bookmark text:name="gi_117959906_3241"/>attcgggatg agtttctgag aatcagcact gctagtggag atgggcgcca ctactgctac</text:p>
      <text:p text:style-name="P1"><text:s text:c="5"/>3301 <text:bookmark text:name="gi_117959906_3301"/>cctcacttta cctgcgccgt ggacactgag aacatccgcc gtgtcttcaa cgactgccgt</text:p>
      <text:p text:style-name="P1"><text:s text:c="5"/>3361 <text:bookmark text:name="gi_117959906_3361"/>gacatcatcc agcgcatgca tctccgccaa tacgagctgc tctaagaagg gaacacccaa</text:p>
      <text:p text:style-name="P1"><text:s text:c="5"/>3421 <text:bookmark text:name="gi_117959906_3421"/>atttaattca gccttaagca caattaatta agagtgaaac gtaattgtac aagcagttgg</text:p>
      <text:p text:style-name="P1"><text:s text:c="5"/>3481 <text:bookmark text:name="gi_117959906_3481"/>tcacccacca tagggcatga tcaacaccgc aacctttcct ttttccccca gtgattctga</text:p>
      <text:p text:style-name="P1"><text:s text:c="5"/>3541 <text:bookmark text:name="gi_117959906_3541"/>aaaacccctc ttcccttcag cttgcttaga tgttccaaat ttagtaagct taaggcggcc</text:p>
      <text:p text:style-name="P1"><text:s text:c="5"/>3601 <text:bookmark text:name="gi_117959906_3601"/>tacagaagaa aaagaaaaaa aaggccacaa aagttccctc tcactttcag taaataaaat</text:p>
      <text:p text:style-name="P1"><text:s text:c="5"/>3661 <text:bookmark text:name="gi_117959906_3661"/>aaaagcagca acagaaataa agaaataaat gaaattcaaa atgaaataaa tattgtgttg</text:p>
      <text:p text:style-name="P1"><text:s text:c="5"/>3721 <text:bookmark text:name="gi_117959906_3721"/>tgcagcatta aaaaatcaat aaaaattaaa aatgagcaaa aaaaaaaaaa aaaaa</text:p>
      <text:p text:style-name="P1">&gt;rat</text:p>
      <text:p text:style-name="P1"/>
      <text:p text:style-name="P1"><text:bookmark text:name="gi_253970436_1"/>gttatgggca tgctcaactg cctccacggc aataatatgt caggacaaca cgatatcccc</text:p>
      <text:p text:style-name="P1"><text:s text:c="7"/>61 <text:bookmark text:name="gi_253970436_61"/>cctgaagtcg gggaccagcc cgagcaagaa cctttggaag cccaaggggc cgctgccccc</text:p>
      <text:p text:style-name="P1"><text:s text:c="6"/>121 <text:bookmark text:name="gi_253970436_121"/>ggtgctgggg ttggcccagc cgaagaaatg gagaccgaac cgtctaacaa tgagcccatc</text:p>
      <text:p text:style-name="P1"><text:s text:c="6"/>181 <text:bookmark text:name="gi_253970436_181"/>cccgacgaga ctgacagtga ggtctgtgga ccccctgaag actccaaatc tgacatccag</text:p>
      <text:p text:style-name="P1"><text:s text:c="6"/>241 <text:bookmark text:name="gi_253970436_241"/>agccccagtc aggccttcga ggaagtccaa gtgggcggag actacagccc acctccagag</text:p>
      <text:p text:style-name="P1"><text:s text:c="6"/>301 <text:bookmark text:name="gi_253970436_301"/>gaagccatgc cattcgagat ccaacagccc agcctgggag atttctggcc caccctggag</text:p>
      <text:p text:style-name="P1"><text:s text:c="6"/>361 <text:bookmark text:name="gi_253970436_361"/>cagcctggac catctgggac cccatcaggc atcaaagcct tcaacccagc gattttggag</text:p>
      <text:p text:style-name="P1"><text:s text:c="6"/>421 <text:bookmark text:name="gi_253970436_421"/>cccgggaccc ccactggtgc acacccaggc ctgggagcct atagcccccc accagaagaa</text:p>
      <text:p text:style-name="P1"><text:s text:c="6"/>481 <text:bookmark text:name="gi_253970436_481"/>gctatgccat ttgagttcaa tgagcctgcc caggaagacc gttgccagcc tcccttgcaa</text:p>
      <text:p text:style-name="P1"><text:s text:c="6"/>541 <text:bookmark text:name="gi_253970436_541"/>gtcccagacc ttgcgccagg gggtccggaa gcatgggtct ccagagctct tcccgcggag</text:p>
      <text:p text:style-name="P1"><text:s text:c="6"/>601 <text:bookmark text:name="gi_253970436_601"/>cccgggaacc tcggatttga aaacactggc ttccgagaag actacagccc tccacctgaa</text:p>
      <text:p text:style-name="P1"><text:s text:c="6"/>661 <text:bookmark text:name="gi_253970436_661"/>gaatctgtgc catttcagct cgatggagaa gaattcgggg gcgatagccc acccccagga</text:p>
      <text:p text:style-name="P1"><text:s text:c="6"/>721 <text:bookmark text:name="gi_253970436_721"/>ctcccgcgag tcacgccaca aatcggcatt ggcggcgagt tcccgacagt cgcggtcccg</text:p>
      <text:p text:style-name="P1"><text:s text:c="6"/>781 <text:bookmark text:name="gi_253970436_781"/>agtacgctct gcctcgctcc cgccgcgaac gcgcctcccc tctgggtcca gggcgccatt</text:p>
      <text:p text:style-name="P1"><text:s text:c="6"/>841 <text:bookmark text:name="gi_253970436_841"/>ggcagaccat tccgcgaggc tgtcagatct cctaacttcg catacgacat ttccccaatg</text:p>
      <text:p text:style-name="P1"><text:s text:c="6"/>901 <text:bookmark text:name="gi_253970436_901"/>gagatcacca gacccctgct tgagattggc agagcctcca ctggggtcga cgacgacacc</text:p>
      <text:p text:style-name="P1"><text:s text:c="6"/>961 <text:bookmark text:name="gi_253970436_961"/>gctgtcaata tggacagccc cccaatcgca agtgatggcc cgcccatcga agtctcggga</text:p>
      <text:p text:style-name="P1"><text:s text:c="5"/>1021 <text:bookmark text:name="gi_253970436_1021"/>gccccagtta agagcgagca cgcaaagaga cccccacttg agcgacaagc agccgagaca</text:p>
      <text:p text:style-name="P1"><text:s text:c="5"/>1081 <text:bookmark text:name="gi_253970436_1081"/>ggaaacagcc ctatcagcag caccactgca gaggaggcaa aagtcccctc cctcgagcga</text:p>
      <text:p text:style-name="P1"><text:s text:c="5"/>1141 <text:bookmark text:name="gi_253970436_1141"/>ggagaaggat cccccaccca acctgaaaca gtgcatatca agccagctcc tgttgcggag</text:p>
      <text:p text:style-name="P1"><text:s text:c="5"/>1201 <text:bookmark text:name="gi_253970436_1201"/>tccggaacgg actcttccaa agccgatccg gactcagcta cacacgcagt tcttcagatc</text:p>
      <text:p text:style-name="P1"><text:s text:c="5"/>1261 <text:bookmark text:name="gi_253970436_1261"/>ggtcctgagg aagtcggagg agtcccaacc atgcccaccg atcttccgcc tgcttctgaa</text:p>
      <text:p text:style-name="P1"><text:s text:c="5"/>1321 <text:bookmark text:name="gi_253970436_1321"/>gatgcgggcc cagatgtccg ggcagaacca gacggaggga cagccccagc cacccctgcc</text:p>
      <text:p text:style-name="P1"><text:s text:c="5"/>1381 <text:bookmark text:name="gi_253970436_1381"/>gagtccgaag acaacagaga accagccgcc gccgccgccg ccgagccagc cgccgagcca</text:p>
      <text:p text:style-name="P1"><text:s text:c="5"/>1441 <text:bookmark text:name="gi_253970436_1441"/>gccgctgagc cagccgccga gccagccgcc gagccagccg ccgagccagc tgccgaggca</text:p>
      <text:p text:style-name="P1"><text:s text:c="5"/>1501 <text:bookmark text:name="gi_253970436_1501"/>gtccctgaca ccgaagccga gtctgcctcc ggggcagtcc ccgacaccca agaggagccc</text:p>
      <text:p text:style-name="P1"><text:s text:c="5"/>1561 <text:bookmark text:name="gi_253970436_1561"/>gcagccgcgg cagcctctgc cacgccggcg gagcctgccg cccgggcagc ccccgtcacc</text:p>
      <text:p text:style-name="P1"><text:s text:c="5"/>1621 <text:bookmark text:name="gi_253970436_1621"/>cctacggagc ccgctacccg ggctgtccct tctgccagag cccatccagc cgccggggct</text:p>
      <text:p text:style-name="P1"><text:s text:c="5"/>1681 <text:bookmark text:name="gi_253970436_1681"/>gtccctggag cctcagcgat gtcagccgct gctagggcag ccgccgctag agcagcctat</text:p>
      <text:p text:style-name="P1"><text:s text:c="5"/>1741 <text:bookmark text:name="gi_253970436_1741"/>gcaggtcctc tggtctgggg agccaggtca ctctcggcta ctccagccgc tcgggcatcc</text:p>
      <text:p text:style-name="P1"><text:soft-page-break/><text:s text:c="5"/>1801 <text:bookmark text:name="gi_253970436_1801"/>ctccctgccc gcgcagcagc tgccgcccga gcagcctctg ctgcccgcgc agtcgctgcc</text:p>
      <text:p text:style-name="P1"><text:s text:c="5"/>1861 <text:bookmark text:name="gi_253970436_1861"/>ggccggtcag cctctgccgc cccaagcagg gcccatctta gaccccccag cccggagatc</text:p>
      <text:p text:style-name="P1"><text:s text:c="5"/>1921 <text:bookmark text:name="gi_253970436_1921"/>caggttgctg acccgcctac tccgcggcct gctccgcggc cgagtgcctg gcctgacaaa</text:p>
      <text:p text:style-name="P1"><text:s text:c="5"/>1981 <text:bookmark text:name="gi_253970436_1981"/>tacgaacgtg gccgaagctg ctgcaggtat gaggctgcgt ccggcatctg cgagatcgag</text:p>
      <text:p text:style-name="P1"><text:s text:c="5"/>2041 <text:bookmark text:name="gi_253970436_2041"/>tcctccagcg atgagtcgga agaaggggcc actggctgct tccagtggct tctgcggcga</text:p>
      <text:p text:style-name="P1"><text:s text:c="5"/>2101 <text:bookmark text:name="gi_253970436_2101"/>aaccgccgcc ctggccagcc ccggagccac acagtcggga gcaacccggt ccgcaacttc</text:p>
      <text:p text:style-name="P1"><text:s text:c="5"/>2161 <text:bookmark text:name="gi_253970436_2161"/>ttcgcccgag ccttcggaag ctgcttcggt ctatctgagt gtacccgatc acgatccctc</text:p>
      <text:p text:style-name="P1"><text:s text:c="5"/>2221 <text:bookmark text:name="gi_253970436_2221"/>agccccggga aggccaagga tcctatggaa gagaggcgca aacagatgcg caaagaagcc</text:p>
      <text:p text:style-name="P1"><text:s text:c="5"/>2281 <text:bookmark text:name="gi_253970436_2281"/>atggagatgc gagagcagaa gcgcgcagat aagaaacgca gcaagctcat cgacaagcaa</text:p>
      <text:p text:style-name="P1"><text:s text:c="5"/>2341 <text:bookmark text:name="gi_253970436_2341"/>ctggaggagg agaagatgga ctacatgtgt acacaccgcc tgctgcttct aggtgctgga</text:p>
      <text:p text:style-name="P1"><text:s text:c="5"/>2401 <text:bookmark text:name="gi_253970436_2401"/>gagtctggca aaagcaccat tgtgaagcag atgaggatcc tacatgttaa tgggtttaac</text:p>
      <text:p text:style-name="P1"><text:s text:c="5"/>2461 <text:bookmark text:name="gi_253970436_2461"/>ggagagggcg gcgaagagga cccgcaggct gcaaggagca acagcgatgg tgagaaggcc</text:p>
      <text:p text:style-name="P1"><text:s text:c="5"/>2521 <text:bookmark text:name="gi_253970436_2521"/>accaaagtgc aggacatcaa aaacaacctg aaggaggcca ttgaaaccat tgtggccgcc</text:p>
      <text:p text:style-name="P1"><text:s text:c="5"/>2581 <text:bookmark text:name="gi_253970436_2581"/>atgagcaacc tggtgccccc cgtggagctg gccaaccctg agaaccagtt cagagtggac</text:p>
      <text:p text:style-name="P1"><text:s text:c="5"/>2641 <text:bookmark text:name="gi_253970436_2641"/>tacattctga gcgtgatgaa cgtgccaaac tttgacttcc cacctgaatt ctatgagcat</text:p>
      <text:p text:style-name="P1"><text:s text:c="5"/>2701 <text:bookmark text:name="gi_253970436_2701"/>gccaaggctc tgtgggagga tgagggagtt cgtgcctgct acgagcgctc caacgagtac</text:p>
      <text:p text:style-name="P1"><text:s text:c="5"/>2761 <text:bookmark text:name="gi_253970436_2761"/>cagctgatcg actgtgccca gtacttcctg gacaagattg atgtgatcaa gcaggccgac</text:p>
      <text:p text:style-name="P1"><text:s text:c="5"/>2821 <text:bookmark text:name="gi_253970436_2821"/>tacgtgccaa gtgaccagga cctgcttcgc tgccgcgtcc tgacctctgg aatctttgag</text:p>
      <text:p text:style-name="P1"><text:s text:c="5"/>2881 <text:bookmark text:name="gi_253970436_2881"/>accaagttcc aggtggacaa agtcaacttc cacatgttcg atgtgggcgg ccagcgcgat</text:p>
      <text:p text:style-name="P1"><text:s text:c="5"/>2941 <text:bookmark text:name="gi_253970436_2941"/>gaacgccgca agtggatcca gtgcttcaat gatgtgactg ccatcatctt cgtggtggcc</text:p>
      <text:p text:style-name="P1"><text:s text:c="5"/>3001 <text:bookmark text:name="gi_253970436_3001"/>agcagcagct acaacatggt catccgggag gacaaccaga ccaaccgtct gcaggaggct</text:p>
      <text:p text:style-name="P1"><text:s text:c="5"/>3061 <text:bookmark text:name="gi_253970436_3061"/>ctgaacctct tcaagagcat ctggaacaac agatggctgc gtaccatctc tgtgatcctc</text:p>
      <text:p text:style-name="P1"><text:s text:c="5"/>3121 <text:bookmark text:name="gi_253970436_3121"/>ttcctcaaca agcaagatct gcttgctgag aaggtcctcg ctgggaaatc gaagattgag</text:p>
      <text:p text:style-name="P1"><text:s text:c="5"/>3181 <text:bookmark text:name="gi_253970436_3181"/>gactactttc cagagttcgc tcgctacacc actcctgagg atgcgactcc cgagcccgga</text:p>
      <text:p text:style-name="P1"><text:s text:c="5"/>3241 <text:bookmark text:name="gi_253970436_3241"/>gaggacccac gcgtgacccg ggccaagtac ttcatccggg atgagtttct gagaatcagc</text:p>
      <text:p text:style-name="P1"><text:s text:c="5"/>3301 <text:bookmark text:name="gi_253970436_3301"/>actgctagtg gagatggacg tcactactgc taccctcact ttacctgcgc cgtggacact</text:p>
      <text:p text:style-name="P1"><text:s text:c="5"/>3361 <text:bookmark text:name="gi_253970436_3361"/>gagaacatcc gccgtgtctt caacgactgc cgtgacatca tccagcgcat gcatcttcgc</text:p>
      <text:p text:style-name="P1"><text:s text:c="5"/>3421 <text:bookmark text:name="gi_253970436_3421"/>caatacgagc tgctctaaga agggaacgcc caaatttaat tcagccttaa gcacaattaa</text:p>
      <text:p text:style-name="P1"><text:s text:c="5"/>3481 <text:bookmark text:name="gi_253970436_3481"/>ttaagagtga aacgcaatcg tacaagcagt tgatcaccca ccatagggca tgatcaacac</text:p>
      <text:p text:style-name="P1"><text:s text:c="5"/>3541 <text:bookmark text:name="gi_253970436_3541"/>cgcaaccttt cccttttctc cccagtgatt ctgaaaaccc cctcttccct tcagcttgct</text:p>
      <text:p text:style-name="P1"><text:s text:c="5"/>3601 <text:bookmark text:name="gi_253970436_3601"/>tagatgttcc aaatttagta agcttaaggc ggcctacaga agaaaaagaa aaagaaaaag</text:p>
      <text:p text:style-name="P1"><text:s text:c="5"/>3661 <text:bookmark text:name="gi_253970436_3661"/>gccacaaaag ttccctctca ctttcagtaa ataaaataaa agcagcaaca aacagaaata</text:p>
      <text:p text:style-name="P1"><text:s text:c="5"/>3721 <text:bookmark text:name="gi_253970436_3721"/>aagaaataaa tgaaataaat gaaactcaaa atgaaataaa tattgtgttg tgcagcatta</text:p>
      <text:p text:style-name="P1"><text:s text:c="5"/>3781 <text:bookmark text:name="gi_253970436_3781"/>aaaaatcaaa ataaaaatta aaaatgagca aaaaaaaaaa aaaaa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5:50:46.517134649</meta:creation-date>
    <dc:date>2015-01-28T12:38:07.134544389</dc:date>
    <dc:creator>Kathleen Leeper</dc:creator>
    <meta:editing-duration>PT1H24M53S</meta:editing-duration>
    <meta:editing-cycles>20</meta:editing-cycles>
    <meta:generator>LibreOffice/4.2.8.2$Linux_X86_64 LibreOffice_project/420$Build-2</meta:generator>
    <meta:document-statistic meta:table-count="0" meta:image-count="0" meta:object-count="0" meta:page-count="4" meta:paragraph-count="172" meta:word-count="1165" meta:character-count="12272" meta:non-whitespace-character-count="10442"/>
  </office:meta>
</office:document-meta>
</file>